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Banshee" svg:font-family="Banshe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Banshee" fo:font-size="12pt" fo:font-style="italic" style:font-name-asian="Banshee" style:font-size-asian="12pt" style:font-style-asian="italic" style:font-name-complex="Banshee" style:font-size-complex="12pt" style:font-style-complex="italic"/>
    </style:style>
    <style:style style:name="P2" style:family="paragraph" style:parent-style-name="Standard" style:list-style-name="">
      <style:paragraph-properties style:text-autospace="none"/>
      <style:text-properties style:use-window-font-color="true" fo:font-size="12pt" style:font-size-asian="12pt" style:font-size-complex="12pt"/>
    </style:style>
    <style:style style:name="T1" style:family="text">
      <style:text-properties fo:color="#ffffff" style:font-name="Banshee" fo:font-size="11pt" fo:font-style="italic" style:font-name-asian="Banshee" style:font-size-asian="11pt" style:font-style-asian="italic" style:font-name-complex="Banshee" style:font-size-complex="11pt" style:font-style-complex="italic"/>
    </style:style>
    <style:style style:name="T2" style:family="text">
      <style:text-properties style:font-name="Banshee" fo:font-size="11pt" fo:font-style="italic" style:font-name-asian="Banshee" style:font-size-asian="11pt" style:font-style-asian="italic" style:font-name-complex="Banshee" style:font-size-complex="11pt" style:font-style-complex="italic"/>
    </style:style>
    <style:style style:name="T3" style:family="text">
      <style:text-properties style:font-name="Banshee" fo:font-style="italic" style:font-name-asian="Banshee" style:font-style-asian="italic" style:font-name-complex="Banshee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sis!</text:p>
      <text:p text:style-name="P1"><text:tab/>I hope this letter finds you well, and with</text:p>
      <text:p text:style-name="P1">some free time on your hands, because we’ve got</text:p>
      <text:p text:style-name="P1">something of a problem. It’s to do with father.</text:p>
      <text:p text:style-name="P1">Seems that he might have had something to do</text:p>
      <text:p text:style-name="P1">with Sandpoint’s recent troubles with the goblins,</text:p>
      <text:p text:style-name="P1">and I didn’t want to bring the matter to the</text:p>
      <text:p text:style-name="P1">authorities because we both know he’d just weasel</text:p>
      <text:p text:style-name="P1">his way out of it. You’ve got some pull here in</text:p>
      <text:p text:style-name="P1">town, though. If you can meet me at the Glassworks</text:p>
      <text:p text:style-name="P1">at midnight tonight, maybe we can figure</text:p>
      <text:p text:style-name="P1">out how to make sure he faces the punishment he</text:p>
      <text:p text:style-name="P1">deserves. Knock twice and then three times more</text:p>
      <text:p text:style-name="P1">and then once more at the delivery entrance and</text:p>
      <text:p text:style-name="P1">I’ll let you in.</text:p>
      <text:p text:style-name="P1"><text:tab/>In any case, I don’t have to impress upon</text:p>
      <text:p text:style-name="P1">you the delicate nature of this request. If news</text:p>
      <text:p text:style-name="P1">got out, you know these local rubes would assume</text:p>
      <text:p text:style-name="P1">that you and I were in on the whole thing too,</text:p>
      <text:p text:style-name="P1">don’t you? They’ve got no honor at all around</text:p>
      <text:p text:style-name="P1">these parts. I still don’t understand how you can</text:p>
      <text:p text:style-name="P1">stand to stay here.</text:p>
      <text:p text:style-name="P1"><text:tab/>Anyway, don’t tell anyone about this.</text:p>
      <text:p text:style-name="P1">There are other complications as well, ones</text:p>
      <text:p text:style-name="P1">I’d rather talk to you in person about tonight.</text:p>
      <text:p text:style-name="P1">Don’t be late.</text:p>
      <text:p text:style-name="P2"><text:span text:style-name="T3"><text:tab/><text:tab/><text:tab/><text:tab/><text:tab/><text:tab/>Tsu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Banshee" svg:font-family="Banshe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3S</meta:editing-duration>
    <meta:editing-cycles>3</meta:editing-cycles>
    <meta:generator>OpenOffice.org/3.4$Win32 OpenOffice.org_project/340m1$Build-9590</meta:generator>
    <dc:date>2013-01-19T20:46:21.05</dc:date>
    <meta:document-statistic meta:table-count="0" meta:image-count="0" meta:object-count="0" meta:page-count="1" meta:paragraph-count="27" meta:word-count="208" meta:character-count="1080"/>
    <dc:creator>Nick Derevjanik</dc:creator>
    <meta:user-defined meta:name="Info 1"/>
    <meta:user-defined meta:name="Info 2"/>
    <meta:user-defined meta:name="Info 3"/>
    <meta:user-defined meta:name="Info 4"/>
  </office:meta>
</office:document-meta>
</file>